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PML4</text:p>
          </table:table-cell>
          <table:table-cell table:style-name="ce1" office:value-type="string" calcext:value-type="string">
            <text:p>PML3</text:p>
          </table:table-cell>
          <table:table-cell table:style-name="ce1" office:value-type="string" calcext:value-type="string">
            <text:p>PML2</text:p>
          </table:table-cell>
          <table:table-cell table:style-name="ce1" office:value-type="string" calcext:value-type="string">
            <text:p>PML1</text:p>
          </table:table-cell>
          <table:table-cell table:style-name="ce1" office:value-type="string" calcext:value-type="string">
            <text:p>Total Usage / Allocated / Waste %</text:p>
          </table:table-cell>
          <table:table-cell table:style-name="ce1" office:value-type="string" calcext:value-type="string">
            <text:p>P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y Size (Bytes)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Page size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 office:value-type="string" calcext:value-type="string">
            <text:p>Table Size (Bytes)</text:p>
          </table:table-cell>
          <table:table-cell table:formula="of:=[.$I$3]*[.B2]" office:value-type="float" office:value="4096" calcext:value-type="float">
            <text:p>4 096</text:p>
          </table:table-cell>
          <table:table-cell table:formula="of:=[.$I$3]*[.C2]" office:value-type="float" office:value="4096" calcext:value-type="float">
            <text:p>4 096</text:p>
          </table:table-cell>
          <table:table-cell table:formula="of:=[.$I$3]*[.D2]" office:value-type="float" office:value="4096" calcext:value-type="float">
            <text:p>4 096</text:p>
          </table:table-cell>
          <table:table-cell table:formula="of:=[.$I$3]*[.E2]" office:value-type="float" office:value="4096" calcext:value-type="float">
            <text:p>4 096</text:p>
          </table:table-cell>
          <table:table-cell table:number-columns-repeated="2"/>
          <table:table-cell table:style-name="ce1" office:value-type="string" calcext:value-type="string">
            <text:p>Page entries</text:p>
          </table:table-cell>
          <table:table-cell office:value-type="float" office:value="512" calcext:value-type="float">
            <text:p>512</text:p>
          </table:table-cell>
        </table:table-row>
        <table:table-row table:style-name="ro3">
          <table:table-cell table:number-columns-repeated="7"/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Maximum 256T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office:value-type="float" office:value="1" calcext:value-type="float">
            <text:p>1</text:p>
          </table:table-cell>
          <table:table-cell table:formula="of:=[.B6]*[.$I$3]" office:value-type="float" office:value="512" calcext:value-type="float">
            <text:p>512</text:p>
          </table:table-cell>
          <table:table-cell table:formula="of:=[.C6]*[.$I$3]" office:value-type="float" office:value="262144" calcext:value-type="float">
            <text:p>262 144</text:p>
          </table:table-cell>
          <table:table-cell table:formula="of:=[.D6]*[.$I$3]" office:value-type="float" office:value="134217728" calcext:value-type="float">
            <text:p>134 217 7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3]*[.B6]" office:value-type="float" office:value="4096" calcext:value-type="float">
            <text:p>4 096</text:p>
          </table:table-cell>
          <table:table-cell table:formula="of:=[.C3]*[.C6]" office:value-type="float" office:value="2097152" calcext:value-type="float">
            <text:p>2 097 152</text:p>
          </table:table-cell>
          <table:table-cell table:formula="of:=[.D3]*[.D6]" office:value-type="float" office:value="1073741824" calcext:value-type="float">
            <text:p>1 073 741 824</text:p>
          </table:table-cell>
          <table:table-cell table:formula="of:=[.E3]*[.E6]" office:value-type="float" office:value="549755813888" calcext:value-type="float">
            <text:p>549 755 813 888</text:p>
          </table:table-cell>
          <table:table-cell table:formula="of:=SUM([.B7:.E7])" office:value-type="float" office:value="550831656960" calcext:value-type="float">
            <text:p>550 831 656 960</text:p>
          </table:table-cell>
          <table:table-cell table:formula="of:=[.F7]/[.$I$2]" office:value-type="float" office:value="134480385" calcext:value-type="float">
            <text:p>134 480 3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8]*[.$I$3]" office:value-type="float" office:value="281474976710656" calcext:value-type="float">
            <text:p>281 474 976 710 656</text:p>
          </table:table-cell>
          <table:table-cell table:formula="of:=[.D8]*[.$I$3]" office:value-type="float" office:value="549755813888" calcext:value-type="float">
            <text:p>549 755 813 888</text:p>
          </table:table-cell>
          <table:table-cell table:formula="of:=[.E8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8:.E8])" office:value-type="float" office:value="281474976710656" calcext:value-type="float">
            <text:p>281 474 976 710 656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7]/[.F8]" office:value-type="percentage" office:value="0.00195694716239814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8G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formula="of:=[.D11]*512" office:value-type="float" office:value="4096" calcext:value-type="float">
            <text:p>4 0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11]*[.B$3]" office:value-type="float" office:value="4096" calcext:value-type="float">
            <text:p>4 096</text:p>
          </table:table-cell>
          <table:table-cell table:formula="of:=[.C11]*[.C$3]" office:value-type="float" office:value="4096" calcext:value-type="float">
            <text:p>4 096</text:p>
          </table:table-cell>
          <table:table-cell table:formula="of:=[.D11]*[.D$3]" office:value-type="float" office:value="32768" calcext:value-type="float">
            <text:p>32 768</text:p>
          </table:table-cell>
          <table:table-cell table:formula="of:=[.E11]*[.E$3]" office:value-type="float" office:value="16777216" calcext:value-type="float">
            <text:p>16 777 216</text:p>
          </table:table-cell>
          <table:table-cell table:formula="of:=SUM([.B12:.E12])" office:value-type="float" office:value="16818176" calcext:value-type="float">
            <text:p>16 818 176</text:p>
          </table:table-cell>
          <table:table-cell table:formula="of:=[.F12]/[.$I$2]" office:value-type="float" office:value="4106" calcext:value-type="float">
            <text:p>4 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13]*[.C11]" office:value-type="float" office:value="8589934592" calcext:value-type="float">
            <text:p>8 589 934 592</text:p>
          </table:table-cell>
          <table:table-cell table:formula="of:=[.D13]*[.D11]" office:value-type="float" office:value="8589934592" calcext:value-type="float">
            <text:p>8 589 934 592</text:p>
          </table:table-cell>
          <table:table-cell table:formula="of:=[.E13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13:.E13])" office:value-type="float" office:value="8589934592" calcext:value-type="float">
            <text:p>8 589 934 592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12]/[.F13]" office:value-type="percentage" office:value="0.00195789337158203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4G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formula="of:=[.D16]*512" office:value-type="float" office:value="2048" calcext:value-type="float">
            <text:p>2 0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16]*[.B$3]" office:value-type="float" office:value="4096" calcext:value-type="float">
            <text:p>4 096</text:p>
          </table:table-cell>
          <table:table-cell table:formula="of:=[.C16]*[.C$3]" office:value-type="float" office:value="4096" calcext:value-type="float">
            <text:p>4 096</text:p>
          </table:table-cell>
          <table:table-cell table:formula="of:=[.D16]*[.D$3]" office:value-type="float" office:value="16384" calcext:value-type="float">
            <text:p>16 384</text:p>
          </table:table-cell>
          <table:table-cell table:formula="of:=[.E16]*[.E$3]" office:value-type="float" office:value="8388608" calcext:value-type="float">
            <text:p>8 388 608</text:p>
          </table:table-cell>
          <table:table-cell table:formula="of:=SUM([.B17:.E17])" office:value-type="float" office:value="8413184" calcext:value-type="float">
            <text:p>8 413 184</text:p>
          </table:table-cell>
          <table:table-cell table:formula="of:=[.F17]/[.$I$2]" office:value-type="float" office:value="2054" calcext:value-type="float">
            <text:p>2 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18]*[.C16]" office:value-type="float" office:value="4294967296" calcext:value-type="float">
            <text:p>4 294 967 296</text:p>
          </table:table-cell>
          <table:table-cell table:formula="of:=[.D18]*[.D16]" office:value-type="float" office:value="4294967296" calcext:value-type="float">
            <text:p>4 294 967 296</text:p>
          </table:table-cell>
          <table:table-cell table:formula="of:=[.E18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18:.E18])" office:value-type="float" office:value="4294967296" calcext:value-type="float">
            <text:p>4 294 967 296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17]/[.F18]" office:value-type="percentage" office:value="0.00195884704589844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1G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formula="of:=[.D21]*512" office:value-type="float" office:value="512" calcext:value-type="float">
            <text:p>5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21]*[.B$3]" office:value-type="float" office:value="4096" calcext:value-type="float">
            <text:p>4 096</text:p>
          </table:table-cell>
          <table:table-cell table:formula="of:=[.C21]*[.C$3]" office:value-type="float" office:value="4096" calcext:value-type="float">
            <text:p>4 096</text:p>
          </table:table-cell>
          <table:table-cell table:formula="of:=[.D21]*[.D$3]" office:value-type="float" office:value="4096" calcext:value-type="float">
            <text:p>4 096</text:p>
          </table:table-cell>
          <table:table-cell table:formula="of:=[.E21]*[.E$3]" office:value-type="float" office:value="2097152" calcext:value-type="float">
            <text:p>2 097 152</text:p>
          </table:table-cell>
          <table:table-cell table:formula="of:=SUM([.B22:.E22])" office:value-type="float" office:value="2109440" calcext:value-type="float">
            <text:p>2 109 440</text:p>
          </table:table-cell>
          <table:table-cell table:formula="of:=[.F22]/[.$I$2]" office:value-type="float" office:value="515" calcext:value-type="float">
            <text:p>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23]*[.C21]" office:value-type="float" office:value="1073741824" calcext:value-type="float">
            <text:p>1 073 741 824</text:p>
          </table:table-cell>
          <table:table-cell table:formula="of:=[.D23]*[.D21]" office:value-type="float" office:value="1073741824" calcext:value-type="float">
            <text:p>1 073 741 824</text:p>
          </table:table-cell>
          <table:table-cell table:formula="of:=[.E23]*[.$I$3]" office:value-type="float" office:value="1073741824" calcext:value-type="float">
            <text:p>1 073 741 82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23:.E23])" office:value-type="float" office:value="1073741824" calcext:value-type="float">
            <text:p>1 073 741 824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22]/[.F23]" office:value-type="percentage" office:value="0.00196456909179688" calcext:value-type="percentage">
            <text:p>0,20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4M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26]*[.B$3]" office:value-type="float" office:value="4096" calcext:value-type="float">
            <text:p>4 096</text:p>
          </table:table-cell>
          <table:table-cell table:formula="of:=[.C26]*[.C$3]" office:value-type="float" office:value="4096" calcext:value-type="float">
            <text:p>4 096</text:p>
          </table:table-cell>
          <table:table-cell table:formula="of:=[.D26]*[.D$3]" office:value-type="float" office:value="4096" calcext:value-type="float">
            <text:p>4 096</text:p>
          </table:table-cell>
          <table:table-cell table:formula="of:=[.E26]*[.E$3]" office:value-type="float" office:value="8192" calcext:value-type="float">
            <text:p>8 192</text:p>
          </table:table-cell>
          <table:table-cell table:formula="of:=SUM([.B27:.E27])" office:value-type="float" office:value="20480" calcext:value-type="float">
            <text:p>20 480</text:p>
          </table:table-cell>
          <table:table-cell table:formula="of:=[.F27]/[.$I$2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28]*[.C26]" office:value-type="float" office:value="4194304" calcext:value-type="float">
            <text:p>4 194 304</text:p>
          </table:table-cell>
          <table:table-cell table:formula="of:=[.D28]*[.D26]" office:value-type="float" office:value="4194304" calcext:value-type="float">
            <text:p>4 194 304</text:p>
          </table:table-cell>
          <table:table-cell table:formula="of:=[.E28]*[.E26]" office:value-type="float" office:value="4194304" calcext:value-type="float">
            <text:p>4 194 304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28:.E28])" office:value-type="float" office:value="4194304" calcext:value-type="float">
            <text:p>4 194 304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formula="of:=[.F27]/[.F28]" office:value-type="percentage" office:value="0.0048828125" calcext:value-type="percentage">
            <text:p>0,49%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Allocate 2M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ble C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 Usage</text:p>
          </table:table-cell>
          <table:table-cell table:formula="of:=[.B31]*[.B$3]" office:value-type="float" office:value="4096" calcext:value-type="float">
            <text:p>4 096</text:p>
          </table:table-cell>
          <table:table-cell table:formula="of:=[.C31]*[.C$3]" office:value-type="float" office:value="4096" calcext:value-type="float">
            <text:p>4 096</text:p>
          </table:table-cell>
          <table:table-cell table:formula="of:=[.D31]*[.D$3]" office:value-type="float" office:value="4096" calcext:value-type="float">
            <text:p>4 096</text:p>
          </table:table-cell>
          <table:table-cell table:formula="of:=[.E31]*[.E$3]" office:value-type="float" office:value="4096" calcext:value-type="float">
            <text:p>4 096</text:p>
          </table:table-cell>
          <table:table-cell table:formula="of:=SUM([.B32:.E32])" office:value-type="float" office:value="16384" calcext:value-type="float">
            <text:p>16 384</text:p>
          </table:table-cell>
          <table:table-cell table:formula="of:=[.F32]/[.$I$2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cated per table</text:p>
          </table:table-cell>
          <table:table-cell table:formula="of:=[.C33]*[.C31]" office:value-type="float" office:value="2097152" calcext:value-type="float">
            <text:p>2 097 152</text:p>
          </table:table-cell>
          <table:table-cell table:formula="of:=[.D33]*[.D31]" office:value-type="float" office:value="2097152" calcext:value-type="float">
            <text:p>2 097 152</text:p>
          </table:table-cell>
          <table:table-cell table:formula="of:=[.E33]*[.E31]" office:value-type="float" office:value="2097152" calcext:value-type="float">
            <text:p>2 097 152</text:p>
          </table:table-cell>
          <table:table-cell table:formula="of:=[.$I$2]*[.$I$3]" office:value-type="float" office:value="2097152" calcext:value-type="float">
            <text:p>2 097 152</text:p>
          </table:table-cell>
          <table:table-cell table:formula="of:=MAX([.B33:.E33])" office:value-type="float" office:value="2097152" calcext:value-type="float">
            <text:p>2 097 152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4"/>
          <table:table-cell table:style-name="ce5" table:formula="of:=[.F32]/[.F33]" office:value-type="percentage" office:value="0.0078125" calcext:value-type="percentage">
            <text:p>0,78%</text:p>
          </table:table-cell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v" fo:country="LV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lv" number:country="LV">Ls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lv" number:country="LV">Ls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.00.0000</text:date>, <text:time style:data-style-name="N2" text:time-value="0000-00-00T00:00:01.898798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s Kaksis</meta:initial-creator>
    <meta:creation-date>2013-12-11T20:21:06.406000000</meta:creation-date>
    <dc:date>2013-12-11T21:41:58.531000000</dc:date>
    <dc:creator>Gusts Kaksis</dc:creator>
    <meta:editing-duration>PT10M31S</meta:editing-duration>
    <meta:editing-cycles>6</meta:editing-cycles>
    <meta:generator>LibreOffice/4.1.2.3$Windows_x86 LibreOffice_project/40b2d7fde7e8d2d7bc5a449dc65df4d08a7dd38</meta:generator>
    <meta:document-statistic meta:table-count="1" meta:cell-count="140" meta:object-count="0"/>
  </office:meta>
</office:document-meta>
</file>